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text-properties style:font-name="Optima1" fo:font-size="10pt" style:font-size-asian="10pt" style:font-size-complex="10pt"/>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Contents_20_2">
      <style:paragraph-properties>
        <style:tab-stops>
          <style:tab-stop style:position="0cm"/>
        </style:tab-stops>
      </style:paragraph-properties>
    </style:style>
    <style:style style:name="P30" style:family="paragraph" style:parent-style-name="Standard" style:master-page-name="Index">
      <style:paragraph-properties style:page-number="auto"/>
    </style:style>
    <style:style style:name="P31" style:family="paragraph" style:parent-style-name="List" style:list-style-name="L15"/>
    <style:style style:name="P32" style:family="paragraph" style:parent-style-name="List" style:list-style-name="L1">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style>
    <style:style style:name="P34" style:family="paragraph" style:parent-style-name="List" style:list-style-name="L15">
      <style:paragraph-properties fo:margin-left="2.341cm" fo:margin-right="0cm" fo:text-indent="0cm" style:auto-text-indent="false"/>
    </style:style>
    <style:style style:name="P3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6" style:family="paragraph" style:parent-style-name="Table_20_Contents" style:list-style-name="L2"/>
    <style:style style:name="P37" style:family="paragraph" style:parent-style-name="Table_20_Contents" style:list-style-name="L3"/>
    <style:style style:name="P38" style:family="paragraph" style:parent-style-name="Table_20_Contents" style:list-style-name="L4"/>
    <style:style style:name="P39" style:family="paragraph" style:parent-style-name="Table_20_Contents" style:list-style-name="L5"/>
    <style:style style:name="P40" style:family="paragraph" style:parent-style-name="Table_20_Contents" style:list-style-name="L6"/>
    <style:style style:name="P41" style:family="paragraph" style:parent-style-name="Table_20_Contents" style:list-style-name="L7"/>
    <style:style style:name="P42" style:family="paragraph" style:parent-style-name="Table_20_Contents" style:list-style-name="L8"/>
    <style:style style:name="P43" style:family="paragraph" style:parent-style-name="Table_20_Contents" style:list-style-name="L9"/>
    <style:style style:name="P44" style:family="paragraph" style:parent-style-name="Table_20_Contents" style:list-style-name="L10"/>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6"/>
    <style:style style:name="P49" style:family="paragraph" style:parent-style-name="Table_20_Contents" style:list-style-name="L14">
      <style:text-properties fo:font-weight="normal" style:font-weight-asian="normal" style:font-weight-complex="normal"/>
    </style:style>
    <style:style style:name="P50" style:family="paragraph" style:parent-style-name="Table_20_Contents" style:list-style-name="L14">
      <style:paragraph-properties fo:margin-left="0.37cm" fo:margin-right="0cm" fo:text-indent="0cm" style:auto-text-indent="false">
        <style:tab-stops/>
      </style:paragraph-properties>
    </style:style>
    <style:style style:name="P51" style:family="paragraph" style:parent-style-name="Table_20_Contents" style:list-style-name="L14">
      <style:paragraph-properties fo:margin-left="0cm" fo:margin-right="0cm" fo:text-indent="0cm" style:auto-text-indent="false">
        <style:tab-stops/>
      </style:paragraph-properties>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ent-style-name="Heading_20_2">
      <style:paragraph-properties fo:break-before="page"/>
    </style:style>
    <style:style style:name="P5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1.0</text:p>
      <text:p text:style-name="P14">Installation and Configuration Guide</text:p>
      <text:p text:style-name="P6"/>
      <text:p text:style-name="P30">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3</text:p>
          <text:p text:style-name="P28">Chapter 2<text:tab/>Introduction <text:s text:c="2"/><text:tab/>4</text:p>
          <text:p text:style-name="P29">Architecture <text:s text:c="2"/><text:tab/>5</text:p>
          <text:p text:style-name="P28">Chapter 3<text:tab/>System Requirements <text:s text:c="2"/><text:tab/>6</text:p>
          <text:p text:style-name="P29">Assumptions <text:s text:c="2"/><text:tab/>6</text:p>
          <text:p text:style-name="P29">Minimum Hardware Requirements <text:s text:c="2"/><text:tab/>6</text:p>
          <text:p text:style-name="P29">Operating System Requirements <text:s text:c="2"/><text:tab/>8</text:p>
          <text:p text:style-name="P28">Chapter 4<text:tab/>Installation <text:s text:c="2"/><text:tab/>9</text:p>
          <text:p text:style-name="P29">Software Downloads <text:s text:c="2"/><text:tab/>9</text:p>
          <text:p text:style-name="P29">Software Installation <text:s text:c="2"/><text:tab/>9</text:p>
          <text:p text:style-name="P28">Chapter 5<text:tab/>Configuration <text:s text:c="2"/><text:tab/>10</text:p>
          <text:p text:style-name="P29">Overview and General Preferences <text:s text:c="2"/><text:tab/>10</text:p>
          <text:p text:style-name="P29">Authentication using LDAP <text:s text:c="2"/><text:tab/>13</text:p>
          <text:p text:style-name="P29">LDAP Attributes Indexing <text:s text:c="2"/><text:tab/>15</text:p>
          <text:p text:style-name="P29">Database Configuration <text:s text:c="2"/><text:tab/>16</text:p>
          <text:p text:style-name="P29">SMTP Server Configuration <text:s text:c="2"/><text:tab/>17</text:p>
          <text:p text:style-name="P29">IMAP Server Configuration <text:s text:c="2"/><text:tab/>17</text:p>
          <text:p text:style-name="P29">Web Interface Configuration <text:s text:c="2"/><text:tab/>18</text:p>
          <text:p text:style-name="P29">SOGo Configuration Summary <text:s text:c="2"/><text:tab/>19</text:p>
          <text:p text:style-name="P29">Apache Configuration <text:s text:c="2"/><text:tab/>20</text:p>
          <text:p text:style-name="P29">Starting Services <text:s text:c="2"/><text:tab/>21</text:p>
          <text:p text:style-name="P28">Chapter 6<text:tab/>Managing User Accounts <text:s text:c="2"/><text:tab/>22</text:p>
          <text:p text:style-name="P29">Creating the SOGo Administrative Account <text:s text:c="2"/><text:tab/>22</text:p>
          <text:p text:style-name="P29">Creating a User Account <text:s text:c="2"/><text:tab/>22</text:p>
          <text:p text:style-name="P28">Chapter 7<text:tab/>Funambol <text:s text:c="2"/><text:tab/>24</text:p>
          <text:p text:style-name="P28"><text:soft-page-break/>Chapter 8<text:tab/>Using SOGo <text:s text:c="2"/><text:tab/>26</text:p>
          <text:p text:style-name="P29">SOGo Web Interface <text:s text:c="2"/><text:tab/>26</text:p>
          <text:p text:style-name="P29">Mozilla Thunderbird and Lightning <text:s text:c="2"/><text:tab/>26</text:p>
          <text:p text:style-name="P29">Funambol / Mobile Devices <text:s text:c="2"/><text:tab/>27</text:p>
          <text:p text:style-name="P29">Apple iCal 3 <text:s text:c="2"/><text:tab/>28</text:p>
          <text:p text:style-name="P28">Chapter 9<text:tab/>Additional Information <text:s text:c="2"/><text:tab/>29</text:p>
          <text:p text:style-name="P28">Chapter 10<text:tab/>Commercial Support and Contact Information <text:s text:c="2"/><text:tab/>30</text:p>
          <text:p text:style-name="P28">Chapter 11<text:tab/>GNU Free Documentation License <text:s text:c="2"/><text:tab/>31</text:p>
        </text:index-body>
      </text:table-of-content>
      <text:p text:style-name="Standard"/>
      <text:h text:style-name="P5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3" text:outline-level="1">System Requirements</text:h>
      <text:h text:style-name="Heading_20_2" text:outline-level="2">Assumptions</text:h>
      <text:p text:style-name="Standard">SOGo reuses many components in an infrastructure. Thus, it requires the following <text:s/>:</text:p>
      <text:list xml:id="list841735691" text:style-name="L1">
        <text:list-header>
          <text:p text:style-name="P32">❏<text:tab/>Database server (MySQL, PostgreSQL or Oracle)</text:p>
          <text:p text:style-name="P35">❏<text:tab/>LDAP server (OpenLDAP, Novell eDirectory, Microsoft Active Directory and others) if <text:line-break/><text:tab/>LDAP-based authentication is being used</text:p>
          <text:p text:style-name="P32">❏<text:tab/>SMTP server (Postfix, Sendmail and others)</text:p>
          <text:p text:style-name="P3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83610465" text:style-name="L2">
              <text:list-header>
                <text:p text:style-name="P36">◾ Intel or AMD CPU 1 GHz</text:p>
                <text:p text:style-name="P36">◾ 512 MB of RAM (without Funambol, 1 GB RAM otherwise)</text:p>
                <text:p text:style-name="P36">◾ 1 GB of disk space</text:p>
              </text:list-header>
            </text:list>
            <text:p text:style-name="Table_20_Contents"/>
            <text:p text:style-name="Table_20_Contents">Production</text:p>
            <text:list xml:id="list1874485757" text:style-name="L3">
              <text:list-header>
                <text:p text:style-name="P37">◾ Intel or AMD CPU 3 GHz</text:p>
              </text:list-header>
            </text:list>
            <text:list xml:id="list603651026" text:style-name="L4">
              <text:list-header>
                <text:p text:style-name="P38">◾ 2048 MB of RAM</text:p>
              </text:list-header>
            </text:list>
            <text:list xml:id="list482989948" text:style-name="L3">
              <text:list-header>
                <text:p text:style-name="P3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56680171" text:style-name="L5">
              <text:list-header>
                <text:p text:style-name="P39">◾ Intel or AMD CPU 1.5 GHz</text:p>
              </text:list-header>
            </text:list>
            <text:list xml:id="list1391502282" text:style-name="L6">
              <text:list-header>
                <text:p text:style-name="P40">◾ 1024x768 monitor resolution</text:p>
              </text:list-header>
            </text:list>
            <text:list xml:id="list588572361" text:style-name="L7">
              <text:list-header>
                <text:p text:style-name="P41">◾ 512 MB of RAM</text:p>
                <text:p text:style-name="P41">◾ 128 Kbps or higher network connection</text:p>
              </text:list-header>
            </text:list>
            <text:p text:style-name="Table_20_Contents"/>
            <text:p text:style-name="Table_20_Contents">Microsoft Windows</text:p>
            <text:list xml:id="list1579310153" text:style-name="L6">
              <text:list-header>
                <text:p text:style-name="P40">◾ Microsoft Windows XP SP2 or Vista</text:p>
              </text:list-header>
            </text:list>
            <text:p text:style-name="Table_20_Contents"/>
            <text:p text:style-name="Table_20_Contents">Apple Mac OS X</text:p>
            <text:list xml:id="list532627862" text:style-name="L8">
              <text:list-header>
                <text:p text:style-name="P42">◾ Apple Mac OS X 10.2 to 10.6</text:p>
                <text:p text:style-name="P42">◾ Apple Mac OS X 10.5 for iCal 3 support or Apple Mac OS X 10.6 for iCal 4 suppor</text:p>
              </text:list-header>
            </text:list>
            <text:p text:style-name="Table_20_Contents"/>
            <text:p text:style-name="Table_20_Contents">Linux</text:p>
            <text:list xml:id="list871270555" text:style-name="L9">
              <text:list-header>
                <text:p text:style-name="P4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07347256" text:style-name="L10">
              <text:list-header>
                <text:p text:style-name="P44">◾ Palm OS based devices with Synthesis SyncML Client</text:p>
                <text:p text:style-name="P44">◾ Research In Motion (RIM) BlackBerry devices with NextHaus SyncJe</text:p>
                <text:p text:style-name="P44">◾ Microsoft Windows Mobile PocketPC or SmartPhone with the Funambol client</text:p>
              </text:list-header>
            </text:list>
            <text:p text:style-name="Table_20_Contents"/>
            <text:list xml:id="list844777322" text:continue-numbering="true" text:style-name="L10">
              <text:list-header>
                <text:p text:style-name="P44">Apple iPhone / iPod using Apple iPhone OS 3.0 or 3.1.</text:p>
              </text:list-header>
            </text:list>
          </table:table-cell>
        </table:table-row>
      </table:table>
      <text:p text:style-name="Standard"/>
      <text:h text:style-name="P54" text:outline-level="2">Operating System Requirements</text:h>
      <text:p text:style-name="Standard">The following 32-bit and 64-bit operating systems are currently supported by SOGo :</text:p>
      <text:list xml:id="list1195170596" text:style-name="L11">
        <text:list-header>
          <text:p text:style-name="P33">❏<text:tab/>Red Hat Enterprise Linux 5.x Server</text:p>
          <text:p text:style-name="P33">❏<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5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5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524291198" text:style-name="L12">
              <text:list-header>
                <text:p text:style-name="P45">◾ YES – to use UTF-8 (recommended)</text:p>
                <text:p text:style-name="P45">◾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5">◾ YES – to use UTF-8 (recommended)</text:p>
                <text:p text:style-name="P45">◾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5">◾ YES – to use UTF-8 (recommended)</text:p>
                <text:p text:style-name="P45">◾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Czech</text:p>
            <text:p text:style-name="Table_20_Contents">◾ Dutch</text:p>
            <text:list xml:id="list1136374340" text:style-name="L13">
              <text:list-header>
                <text:p text:style-name="P46">◾ English</text:p>
                <text:p text:style-name="P46">◾ French</text:p>
                <text:p text:style-name="P46">◾ German</text:p>
                <text:p text:style-name="P46">◾ Hungarian</text:p>
                <text:p text:style-name="P46"><text:soft-page-break/>◾ Italian</text:p>
                <text:p text:style-name="P46">◾ Russian</text:p>
                <text:p text:style-name="P46">◾ Spanish</text:p>
                <text:p text:style-name="P46">◾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178094226" text:style-name="L14">
              <text:list-header>
                <text:p text:style-name="P47">◾ YES – to send notifications</text:p>
                <text:p text:style-name="P47">◾ NO – to not send notifications</text:p>
                <text:p text:style-name="P47">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08735742" text:continue-numbering="true" text:style-name="L14">
              <text:list-header>
                <text:p text:style-name="P47">◾ Public</text:p>
                <text:p text:style-name="P47">◾ Confidential</text:p>
                <text:p text:style-name="P47">◾ Private</text:p>
                <text:p text:style-name="P47">And each string must end with one of those values:</text:p>
                <text:p text:style-name="P47">◾ Viewer</text:p>
                <text:p text:style-name="P47">◾ DAndTViewer</text:p>
                <text:p text:style-name="P47">◾ Modifier</text:p>
                <text:p text:style-name="P47">◾ Responder</text:p>
                <text:p text:style-name="P47">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ext:soft-page-break/>the users calendar without requiring the user to configure his/her ACLs. In this case you will need 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SOGo can also use an SQL backend for this purpose so if you do not plan to use LDAP, please skip this section and see below.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oft-page-break/><text:s text:c="4"/>filter = "(objectClass=person AND o=Inverse)";</text:p>
      <text:p text:style-name="Code"/>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6.A2" office:value-type="string">
            <text:p text:style-name="P16">id</text:p>
          </table:table-cell>
          <table:table-cell table:style-name="Table26.A2" office:value-type="string">
            <text:p text:style-name="P26">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6">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6">the field that starts a user DN</text:p>
          </table:table-cell>
        </table:table-row>
        <table:table-row>
          <table:table-cell table:style-name="Table26.A2" office:value-type="string">
            <text:p text:style-name="P16">UIDFieldName</text:p>
          </table:table-cell>
          <table:table-cell table:style-name="Table26.A2" office:value-type="string">
            <text:p text:style-name="P25">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5">the fields that returns the user's email addresses (defaults to <text:span text:style-name="Code_20__28_inline_29_">mail</text:span> when unset)</text:p>
          </table:table-cell>
        </table:table-row>
        <table:table-row>
          <table:table-cell table:style-name="Table26.A2" office:value-type="string">
            <text:p text:style-name="P16">IMAPHostFieldName <text:soft-page-break/>(optional)</text:p>
          </table:table-cell>
          <table:table-cell table:style-name="Table26.A2" office:value-type="string">
            <text:p text:style-name="P25">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5">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5">the LDAP filter</text:p>
          </table:table-cell>
        </table:table-row>
        <table:table-row>
          <table:table-cell table:style-name="Table26.A2" office:value-type="string">
            <text:p text:style-name="P16">scope (optional)</text:p>
          </table:table-cell>
          <table:table-cell table:style-name="Table26.A2" office:value-type="string">
            <text:p text:style-name="P25">either BASE, ONE or SUB</text:p>
          </table:table-cell>
        </table:table-row>
        <table:table-row>
          <table:table-cell table:style-name="Table26.A2" office:value-type="string">
            <text:p text:style-name="P16">bindDN</text:p>
          </table:table-cell>
          <table:table-cell table:style-name="Table26.A2" office:value-type="string">
            <text:p text:style-name="P25">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5">its password</text:p>
          </table:table-cell>
        </table:table-row>
        <table:table-row>
          <table:table-cell table:style-name="Table26.A2" office:value-type="string">
            <text:p text:style-name="P16">bindFields (optional)</text:p>
          </table:table-cell>
          <table:table-cell table:style-name="Table26.A2" office:value-type="string">
            <text:p text:style-name="P25">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5">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5">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5">either SSL or STARTTLS</text:p>
          </table:table-cell>
        </table:table-row>
        <table:table-row>
          <table:table-cell table:style-name="Table26.A2" office:value-type="string">
            <text:p text:style-name="P16">canAuthenticate</text:p>
          </table:table-cell>
          <table:table-cell table:style-name="Table26.A2" office:value-type="string">
            <text:p text:style-name="P25">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5">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5">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7065659" text:style-name="L15">
        <text:list-header>
          <text:p text:style-name="P34">❏<text:tab/>givenName</text:p>
          <text:p text:style-name="P34">❏<text:tab/>cn</text:p>
          <text:p text:style-name="P34">❏<text:tab/>mail</text:p>
          <text:p text:style-name="P34"><text:soft-page-break/>❏<text:tab/>sn</text:p>
          <text:p text:style-name="P31"/>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text:soft-page-break/>Make sure that your PostgreSQL server has TCP/IP connections support enabled.</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LDAP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6">id</text:p>
          </table:table-cell>
          <table:table-cell table:style-name="Table2.A2" office:value-type="string">
            <text:p text:style-name="P26">the identification name of the SQL repository</text:p>
          </table:table-cell>
        </table:table-row>
        <table:table-row>
          <table:table-cell table:style-name="Table2.A2" office:value-type="string">
            <text:p text:style-name="P16">viewURL</text:p>
          </table:table-cell>
          <table:table-cell table:style-name="Table2.A2" office:value-type="string">
            <text:p text:style-name="P26">database URL of the view used by SOGo. The view expects columns to be present. Required colums are :</text:p>
            <text:list xml:id="list1761572113" text:continue-list="list1908735742" text:style-name="L14">
              <text:list-header>
                <text:p text:style-name="P47"/>
                <text:p text:style-name="P47">◾ <text:span text:style-name="T5">c_uid</text:span> : will be used for authentication – it's a username or username@domain.tld</text:p>
                <text:p text:style-name="P47">◾ <text:span text:style-name="T5">c_name</text:span> : will be used to uniquely identify entries – which can be identical to c_uid </text:p>
                <text:p text:style-name="P47">◾ <text:span text:style-name="T5">c_password</text:span> : password of the user, plain text or md5 encoded </text:p>
                <text:p text:style-name="P47">◾ <text:span text:style-name="T5">c_cn</text:span> : the user's common name</text:p>
                <text:p text:style-name="P47">◾ <text:span text:style-name="T5">mail</text:span> : the user's email address</text:p>
                <text:p text:style-name="P50"/>
                <text:p text:style-name="P51">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6">userPasswordAlgorithm</text:p>
          </table:table-cell>
          <table:table-cell table:style-name="Table2.A2" office:value-type="string">
            <text:p text:style-name="P26">The algorithm used for password encryption. Possible values are <text:span text:style-name="T5">none</text:span> and <text:span text:style-name="T5">md5</text:span>.</text:p>
          </table:table-cell>
        </table:table-row>
        <table:table-row>
          <table:table-cell table:style-name="Table2.A2" office:value-type="string">
            <text:p text:style-name="P16">canAuthenticate</text:p>
          </table:table-cell>
          <table:table-cell table:style-name="Table2.A2" office:value-type="string">
            <text:p text:style-name="P25">If set to YES, this LDAP source is used for authentication</text:p>
          </table:table-cell>
        </table:table-row>
        <table:table-row>
          <table:table-cell table:style-name="Table2.A7" office:value-type="string">
            <text:p text:style-name="P16">isAddressBook</text:p>
          </table:table-cell>
          <table:table-cell table:style-name="Table2.A7" office:value-type="string">
            <text:p text:style-name="P25">if set to YES, this LDAP source is used as a shared address book</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oft-page-break/><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3">);</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266695846" text:style-name="L16">
              <text:list-header>
                <text:p text:style-name="P48"><text:span text:style-name="Code_20__28_inline_29_">◾ sendmail</text:span> – to use /usr/sbin/sendmail</text:p>
                <text:p text:style-name="P48"><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text:soft-page-break/>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7">◾ YES</text:p>
                <text:p text:style-name="P47">◾ NO</text:p>
                <text:p text:style-name="P49">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36137207" text:continue-numbering="true" text:style-name="L14">
              <text:list-header>
                <text:p text:style-name="P47">◾ YES</text:p>
                <text:p text:style-name="P47">◾ NO</text:p>
                <text:p text:style-name="P49">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8">Parameter used to specify which RFC the IMAP server implements with respect to ACLs. Possible values are :</text:p>
                <text:p text:style-name="P4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7">◾ YES</text:p>
                <text:p text:style-name="P47">◾ NO</text:p>
                <text:p text:style-name="P47">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738629199" text:continue-numbering="true" text:style-name="L14">
              <text:list-header>
                <text:p text:style-name="P47">◾ YES</text:p>
                <text:p text:style-name="P47">◾ NO</text:p>
                <text:p text:style-name="P47">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081638069" text:continue-list="list317216539" text:style-name="L16">
              <text:list-header>
                <text:p text:style-name="P4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Flagged,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text:soft-page-break/>"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4">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2"/>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5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5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Using SOGo</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104</meta:editing-cycles>
    <meta:editing-duration>PT15H34M38S</meta:editing-duration>
    <dc:date>2009-10-22T14:49:28</dc:date>
    <meta:document-statistic meta:table-count="9" meta:image-count="3" meta:object-count="0" meta:page-count="34" meta:paragraph-count="637" meta:word-count="5603" meta:character-count="37225"/>
    <meta:user-defined meta:name="Info 1"/>
    <meta:user-defined meta:name="Info 2"/>
    <meta:user-defined meta:name="Info 3"/>
    <meta:user-defined meta:name="Info 4"/>
  </office:meta>
</office:document-meta>
</file>